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PharmaGuardia &lt;img src="https://user-images.githubusercontent.com/91060831/158379573-7c7fe284-87a3-40a3-b8eb-30874de5c57e.png" width="150"/&gt;</text:p>
      <text:p text:style-name="Standard"/>
      <text:p text:style-name="Standard">&lt;div align="justify"&gt;</text:p>
      <text:p text:style-name="Standard"/>
      <text:p text:style-name="Standard">PharmaGuardia es un proyecto donde se facilita al usuario la busquedad de farmacias de guardia, según la zona que desee.</text:p>
      <text:p text:style-name="Standard">Lo que buscamos es que el usuario de nuestra aplicación en cualquier caso o situación que se encuentre pueda encontrar de manera rápida y eficaz. Muchos seguramente después de estar en urgencias por la noche piensan “Que faena buscar una farmacia de guardia” pues con nuestra aplicación facilitamos esto, el usuario a través de la geolocalización, y otras formas, podrá encontrar la farmacia mas cercana y la ruta que debe utilizar.</text:p>
      <text:p text:style-name="Standard">También nos gustaría añadir que el usuario pueda dar “confianza” a un farmacia. Esta farmacia de confianza es la que cualquier usuario use frecuentemente y donde tendrá contacto directo con esta, para saber si por ejemplo ya le aparecen sus medicamentos mensuales y no se tenga que desplazar innecesariamente.</text:p>
      <text:p text:style-name="Standard"/>
      <text:p text:style-name="Standard">Es un proyecto enfocado ayudar plenamente al usuario facilitando cualquier gestión que tengan entre su Centro de Salud y la Farmacia.</text:p>
      <text:p text:style-name="Standard"/>
      <text:p text:style-name="Standard"/>
      <text:p text:style-name="Standard">[Página Principal Proyecto](https://github.com/alfonsogj14/ProyectoETS)</text:p>
      <text:p text:style-name="Standard"/>
      <text:p text:style-name="Standard">[Manual del Usuario](https://github.com/alfonsogj14/ProyectoETS/wiki/Manual-del-Usuario)</text:p>
      <text:p text:style-name="Standard"/>
      <text:p text:style-name="Standard">[Manual del Programador](https://github.com/alfonsogj14/ProyectoETS/wiki/Manual-del-Programador)</text:p>
      <text:p text:style-name="Standard"/>
      <text:p text:style-name="Standard"># PharmaGuardia EN &lt;img src="https://user-images.githubusercontent.com/91060831/158379573-7c7fe284-87a3-40a3-b8eb-30874de5c57e.png" width="150"/&gt;</text:p>
      <text:p text:style-name="Standard"/>
      <text:p text:style-name="Standard">PharmaGuardia is a project that seeks to make it easier for the user to search for on-call pharmacies, depending on the area they want.</text:p>
      <text:p text:style-name="Standard">What we are looking for is that the user of our application in any case or situation that is found can find quickly and efficiently. Surely many, after being in the emergency room at night, think "What a chore to look for a pharmacy on duty" because with our application we seek to facilitate this, the user through geolocation, and other ways, will be able to find the closest pharmacy and the route that must use.</text:p>
      <text:p text:style-name="Standard"/>
      <text:p text:style-name="Standard">We would also like to add that the user can give "trust" to a pharmacy. This trusted pharmacy is the one that any user uses frequently and where they will have direct contact with it, to find out if, for example, their monthly medications already appear and they do not have to travel unnecessarily.</text:p>
      <text:p text:style-name="Standard">It is a project focused on fully helping the user by facilitating any management they have between their Health Center and the Pharmacy.</text:p>
      <text:p text:style-name="Standard"/>
      <text:p text:style-name="Standard"/>
      <text:p text:style-name="Standard">[Project Main Page](https://github.com/alfonsogj14/ProyectoETS)</text:p>
      <text:p text:style-name="Standard"/>
      <text:p text:style-name="Standard">[User Manual](https://github.com/alfonsogj14/ProyectoETS/wiki/User-Manual)</text:p>
      <text:p text:style-name="Standard"/>
      <text:p text:style-name="Standard"><text:soft-page-break/>[Programmer's Manual](https://github.com/alfonsogj14/ProyectoETS/wiki/Programmer's-Manual)</text:p>
      <text:p text:style-name="Standard"/>
      <text:p text:style-name="Standard">&lt;/div&gt;</text:p>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2" meta:paragraph-count="18" meta:word-count="368" meta:character-count="2775" meta:non-whitespace-character-count="2425"/>
  </office:meta>
</office:document-meta>
</file>